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927*"/>
    </style:style>
    <style:style style:name="Таблица2.B" style:family="table-column">
      <style:table-column-properties style:column-width="12.864cm" style:rel-column-width="7293*"/>
    </style:style>
    <style:style style:name="Таблица2.C" style:family="table-column">
      <style:table-column-properties style:column-width="3.002cm" style:rel-column-width="1702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text-align="end" style:justify-single-word="false" fo:orphans="0" fo:widows="0" fo:text-indent="0cm" style:auto-text-indent="false" fo:keep-with-next="always"/>
      <style:text-properties fo:font-size="9pt" officeooo:rsid="005d177d" officeooo:paragraph-rsid="005eae33" style:font-size-asian="9pt" style:font-size-complex="9pt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.199cm" fo:margin-bottom="0cm" loext:contextual-spacing="false" fo:text-align="start" style:justify-single-word="false" fo:orphans="0" fo:widows="0" fo:text-indent="0cm" style:auto-text-indent="false" style:snap-to-layout-grid="false"/>
      <style:text-properties fo:font-size="10pt" fo:font-weight="normal" officeooo:rsid="005eae33" officeooo:paragraph-rsid="00618552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10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orphans="0" fo:widows="0" fo:keep-with-next="always" style:snap-to-layout-grid="false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5" style:family="paragraph" style:parent-style-name="Table_20_Contents">
      <style:paragraph-properties fo:orphans="0" fo:widows="0" fo:keep-with-next="always" style:snap-to-layout-grid="false"/>
      <style:text-properties officeooo:rsid="00679aad" officeooo:paragraph-rsid="00679aad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size="10pt" fo:font-weight="normal" officeooo:rsid="005eae33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18552" style:font-weight-asian="bold" style:font-weight-complex="bold"/>
    </style:style>
    <style:style style:name="T11" style:family="text">
      <style:text-properties officeooo:rsid="006185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внутреннего документа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0"><text:span text:style-name="T8">Наименование документа: </text:span>«[NAME]»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8">Орган управления, уполномоченный утверждать документ: <text:span text:style-name="T9">[APPROVE_ORGAN]</text:span></text:p>
      <text:p text:style-name="P7">Ответственное лицо за согласование и утверждение документа<text:span text:style-name="T11">: </text:span><text:span text:style-name="T10">[DOCUMENT_OWNER]</text:span></text:p>
      <text:p text:style-name="P9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Должность, ФИО</text:p>
          </table:table-cell>
          <table:table-cell table:style-name="Таблица3.B1" office:value-type="string">
            <text:p text:style-name="P11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2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3">Главный бухгалтер</text:p>
            <text:p text:style-name="P13">Утятников А.Г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3">Ведущий юрист</text:p>
            <text:p text:style-name="P13">Садинова Т.Г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Руководитель СВК</text:p>
            <text:p text:style-name="P15">Отинова Л.Ф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<text:s/><text:span text:style-name="T6">Начальник управления ИТ</text:span></text:p>
            <text:p text:style-name="P12"><text:s/><text:span text:style-name="T6">Бикмансуров Р.М.</text:span></text:p>
          </table:table-cell>
          <table:table-cell table:style-name="Таблица3.B2" office:value-type="string">
            <text:p text:style-name="P12"/>
          </table:table-cell>
        </table:table-row>
      </table:table>
      <text:p text:style-name="P6"><text:s/>[USER_POSITION]<text:span text:style-name="T7"> </text:span><text:s/>[USER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Роберт Бикмансуров</meta:initial-creator>
    <meta:creation-date>2014-10-13T15:42:54.752642465</meta:creation-date>
    <meta:editing-cycles>3</meta:editing-cycles>
    <meta:editing-duration>PT12S</meta:editing-duration>
    <meta:generator>LibreOffice/4.3.3.2$Linux_X86_64 LibreOffice_project/430m0$Build-2</meta:generator>
    <dc:date>2014-11-14T11:44:58.857725750</dc:date>
    <meta:document-statistic meta:table-count="3" meta:image-count="0" meta:object-count="0" meta:page-count="1" meta:paragraph-count="24" meta:word-count="88" meta:character-count="807" meta:non-whitespace-character-count="734"/>
  </office:meta>
</office:document-meta>
</file>